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2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064cm" svg:height="0.635cm" svg:x="8.35cm" svg:y="7.858cm">
          <text:p text:style-name="P1"><text:span text:style-name="T1">Functional Interface</text:span></text:p>
        </draw:rect>
        <draw:rect draw:style-name="gr1" draw:text-style-name="P2" draw:layer="layout" svg:width="2.794cm" svg:height="1.651cm" svg:x="7.326cm" svg:y="5.083cm">
          <text:p text:style-name="P2">Automatic</text:p>
          <text:p text:style-name="P2">Stereotype</text:p>
          <text:p text:style-name="P2">Management</text:p>
        </draw:rect>
        <draw:rect draw:style-name="gr1" draw:text-style-name="P2" draw:layer="layout" svg:width="2.794cm" svg:height="1.651cm" svg:x="10.726cm" svg:y="5.084cm">
          <text:p text:style-name="P2">Inference</text:p>
          <text:p text:style-name="P2">Mechanism</text:p>
        </draw:rect>
        <draw:line draw:style-name="gr2" draw:text-style-name="P1" draw:layer="layout" svg:x1="8.758cm" svg:y1="6.715cm" svg:x2="8.758cm" svg:y2="7.858cm">
          <text:p/>
        </draw:line>
        <draw:line draw:style-name="gr2" draw:text-style-name="P1" draw:layer="layout" svg:x1="11.958cm" svg:y1="6.716cm" svg:x2="11.958cm" svg:y2="7.859cm">
          <text:p/>
        </draw:line>
        <draw:rect draw:style-name="gr1" draw:text-style-name="P2" draw:layer="layout" svg:width="2.794cm" svg:height="1.651cm" svg:x="7.326cm" svg:y="9.683cm">
          <text:p text:style-name="P2">Stereotypes</text:p>
        </draw:rect>
        <draw:rect draw:style-name="gr1" draw:text-style-name="P2" draw:layer="layout" svg:width="2.794cm" svg:height="1.651cm" svg:x="10.726cm" svg:y="9.684cm">
          <text:p text:style-name="P2">Individual</text:p>
          <text:p text:style-name="P2">User Model</text:p>
        </draw:rect>
        <draw:line draw:style-name="gr2" draw:text-style-name="P1" draw:layer="layout" svg:x1="8.758cm" svg:y1="8.493cm" svg:x2="8.758cm" svg:y2="9.661cm">
          <text:p/>
        </draw:line>
        <draw:line draw:style-name="gr2" draw:text-style-name="P1" draw:layer="layout" svg:x1="11.958cm" svg:y1="8.493cm" svg:x2="11.958cm" svg:y2="9.661cm">
          <text:p/>
        </draw:line>
        <draw:rect draw:style-name="gr1" draw:text-style-name="P2" draw:layer="layout" svg:width="6.758cm" svg:height="0.635cm" svg:x="7.053cm" svg:y="11.338cm">
          <text:p text:style-name="P1"><text:span text:style-name="T1">Representation System</text:span></text:p>
        </draw:rect>
        <draw:rect draw:style-name="gr1" draw:text-style-name="P2" xml:id="id4" draw:id="id4" draw:layer="layout" svg:width="6.223cm" svg:height="0.762cm" draw:transform="rotate (1.5707963267946) translate (6.118cm 11.312cm)">
          <text:p text:style-name="P1"><text:span text:style-name="T1">Graphical Interface</text:span></text:p>
        </draw:rect>
        <draw:line draw:style-name="gr2" draw:text-style-name="P1" draw:layer="layout" svg:x1="6.853cm" svg:y1="8.139cm" svg:x2="8.377cm" svg:y2="8.139cm">
          <text:p/>
        </draw:line>
        <draw:rect draw:style-name="gr3" draw:text-style-name="P1" draw:layer="layout" svg:width="8.89cm" svg:height="7.62cm" svg:x="5.456cm" svg:y="4.683cm">
          <text:p/>
        </draw:rect>
        <draw:frame draw:style-name="gr4" draw:text-style-name="P3" xml:id="id1" draw:id="id1" draw:layer="layout" svg:width="4.369cm" svg:height="0.772cm" draw:transform="rotate (1.5707963267946) translate (15.089cm 10.349cm)">
          <draw:text-box>
            <text:p text:style-name="P3"><text:span text:style-name="T1">Application Program</text:span></text:p>
          </draw:text-box>
        </draw:frame>
        <draw:connector draw:style-name="gr5" draw:text-style-name="P1" draw:layer="layout" draw:type="line" svg:x1="15.089cm" svg:y1="8.165cm" svg:x2="12.414cm" svg:y2="8.175cm" draw:start-shape="id1" draw:start-glue-point="0" draw:end-shape="id2" draw:end-glue-point="1" svg:d="M15089 8165l-2675 10">
          <text:p/>
        </draw:connector>
        <draw:frame draw:style-name="gr4" draw:text-style-name="P3" xml:id="id3" draw:id="id3" draw:layer="layout" svg:width="4.788cm" svg:height="0.772cm" draw:transform="rotate (1.5707963267946) translate (3.889cm 10.614cm)">
          <draw:text-box>
            <text:p text:style-name="P3"><text:span text:style-name="T1">User Model Developer</text:span></text:p>
          </draw:text-box>
        </draw:frame>
        <draw:connector draw:style-name="gr5" draw:text-style-name="P1" draw:layer="layout" draw:type="line" svg:x1="4.661cm" svg:y1="8.22cm" svg:x2="6.118cm" svg:y2="8.201cm" draw:start-shape="id3" draw:start-glue-point="2" draw:end-shape="id4" draw:end-glue-point="0" svg:d="M4661 8220l1457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1T12:31:16.45</meta:creation-date>
    <dc:date>2014-12-31T12:57:29.15</dc:date>
    <dc:creator>Loc Nguyen</dc:creator>
    <meta:editing-duration>PT26M4S</meta:editing-duration>
    <meta:editing-cycles>22</meta:editing-cycles>
    <meta:generator>OpenOffice/4.1.0$Win32 OpenOffice.org_project/410m18$Build-9764</meta:generator>
    <meta:document-statistic meta:object-count="17"/>
  </office:meta>
</office:document-meta>
</file>